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table:number-columns-repeated="3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style-name="ce3"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octow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Ariado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hin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Balto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hin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abley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Whismu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Hypno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norlax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table:style-name="ce3"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Mr. Mim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table:style-name="ce12"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table:style-name="Default"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table:style-name="Default"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table:style-name="ce5"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uvdis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 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 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Ditto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udowoodo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3"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Burmy - Plant Cloak</text:p>
          </table:table-cell>
          <table:table-cell table:number-columns-repeated="2"/>
          <table:table-cell table:style-name="ce6"/>
          <table:table-cell office:value-type="string" calcext:value-type="string">
            <text:p>head-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table:style-name="ce3"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table:style-name="ce3" office:value-type="string" calcext:value-type="string">
            <text:p>Lickitung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table:style-name="ce3" office:value-type="string" calcext:value-type="string">
            <text:p>Phanp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table:style-name="ce3"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Ekan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Zuba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9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 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Abso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Chingling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 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 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 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Seaking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Wobbuffe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ce3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ce3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Natu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Smeargl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hismur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ce3" office:value-type="string" calcext:value-type="string">
            <text:p>Bidoof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uize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Unow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ub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Lapra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Abso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ce3"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Bronz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ubat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bro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Oddis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poin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ume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de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rnivi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tterfr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ce12"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octowl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Golduc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aterp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aterpi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2" office:value-type="string" calcext:value-type="string">
            <text:p>Cherubi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Caterp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Weed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Metapo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Kakuna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ara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Venona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Butterfre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Beedri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Scyth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insi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Caterpi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Weed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Metapod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Kakun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aras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Venonat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Butterfre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Beedrill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il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Volbeat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Dustox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as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Illumise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Beautifl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igzagoo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Chato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igzagoo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Chat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6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ce3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Krabb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See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Abso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ronzor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Kyogre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Rayquaza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uba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ce3" office:value-type="string" calcext:value-type="string">
            <text:p>Geodud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Abso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Bronzo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Geodud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cho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eodud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Abso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Bronzo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Seaking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ub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Tyrogue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Koffing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ce3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2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ai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3" office:value-type="string" calcext:value-type="string">
            <text:p>Slowpok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ce12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ce12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ce12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eodude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ce3"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Snease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Whismur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uize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hirl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92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8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Abso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Bronzor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Abso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kuhit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Bronzor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Chingl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oltre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raveler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kuhita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Chingl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92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8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akuhita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Chingl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Golbat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Absol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Bronzor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isdreavus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terpi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etapo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tterfree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terpi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etapo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poin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um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dew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rnivi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Kricket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3" office:value-type="string" calcext:value-type="string">
            <text:p>Ariado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ugtrio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Abso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Bronzo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table:style-name="ce3"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ce3"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Abs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Bronz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Abs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Bronz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ce3"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kuhita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Chingling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syduck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2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Abso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kuhit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ronzor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Chingling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arasect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neton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syduck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2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ewtwo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ubon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ce3" office:value-type="string" calcext:value-type="string">
            <text:p>Zub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ub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rowak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Kangaskha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reecko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orchi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Mudkip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ubat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bat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Psyduck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table:style-name="ce3" office:value-type="string" calcext:value-type="string">
            <text:p>Golduc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Absol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Makuhita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Bronzor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Chingling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See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bat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Psyduck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16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duck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ubat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Absol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Makuhita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ronzor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Chingling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See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bat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syduck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6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ubat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Abs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Makuhita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ronzor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Chingling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bat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Dewgong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duck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Psyduck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uba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See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Abso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kuhita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ronzor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bat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Dewgong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duck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Jynx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lowbro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rticuno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 table:number-rows-repeated="10463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8T20:54:07.715689631</dc:date>
    <meta:editing-duration>P1DT23H11M17S</meta:editing-duration>
    <meta:editing-cycles>284</meta:editing-cycles>
    <meta:generator>LibreOffice/7.3.7.2$Linux_X86_64 LibreOffice_project/30$Build-2</meta:generator>
    <meta:document-statistic meta:table-count="1" meta:cell-count="12711" meta:object-count="0"/>
  </office:meta>
</office:document-meta>
</file>